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4">
      <style:text-properties style:text-underline-style="solid" style:text-underline-width="auto" style:text-underline-color="font-color" officeooo:paragraph-rsid="002a6a7a"/>
    </style:style>
    <style:style style:name="P2" style:family="paragraph" style:parent-style-name="Standard" style:list-style-name="L4">
      <style:text-properties style:text-underline-style="solid" style:text-underline-width="auto" style:text-underline-color="font-color" officeooo:paragraph-rsid="002cd0e2"/>
    </style:style>
    <style:style style:name="P3" style:family="paragraph" style:parent-style-name="Standard">
      <style:text-properties style:font-name="Jomolhari"/>
    </style:style>
    <style:style style:name="P4" style:family="paragraph" style:parent-style-name="Standard">
      <style:text-properties style:font-name="Jomolhari" officeooo:rsid="00182136" officeooo:paragraph-rsid="00182136"/>
    </style:style>
    <style:style style:name="P5" style:family="paragraph" style:parent-style-name="Standard">
      <style:text-properties style:font-name="Jomolhari" officeooo:rsid="00182136" officeooo:paragraph-rsid="00275767"/>
    </style:style>
    <style:style style:name="P6" style:family="paragraph" style:parent-style-name="Standard">
      <style:text-properties style:font-name="Jomolhari" officeooo:paragraph-rsid="00182136"/>
    </style:style>
    <style:style style:name="P7" style:family="paragraph" style:parent-style-name="Standard">
      <style:text-properties style:font-name="Jomolhari" officeooo:rsid="0022d263" officeooo:paragraph-rsid="0022d263"/>
    </style:style>
    <style:style style:name="P8" style:family="paragraph" style:parent-style-name="Standard">
      <style:paragraph-properties fo:text-align="center" style:justify-single-word="false"/>
      <style:text-properties style:font-name="Jomolhari" officeooo:rsid="0023c80e" officeooo:paragraph-rsid="00334cdd"/>
    </style:style>
    <style:style style:name="P9" style:family="paragraph" style:parent-style-name="Standard">
      <style:text-properties style:font-name="Jomolhari" officeooo:paragraph-rsid="00334cdd"/>
    </style:style>
    <style:style style:name="P10" style:family="paragraph" style:parent-style-name="Standard">
      <style:text-properties style:font-name="Jomolhari" fo:font-weight="bold" officeooo:paragraph-rsid="00334cdd" style:font-weight-asian="bold" style:font-weight-complex="bold"/>
    </style:style>
    <style:style style:name="P11" style:family="paragraph" style:parent-style-name="Standard">
      <style:text-properties style:font-name="Jomolhari" fo:font-weight="bold" officeooo:rsid="00182136" officeooo:paragraph-rsid="00334cdd" style:font-weight-asian="bold" style:font-weight-complex="bold"/>
    </style:style>
    <style:style style:name="P12" style:family="paragraph" style:parent-style-name="Standard" style:list-style-name="L1">
      <style:text-properties officeooo:paragraph-rsid="00275767"/>
    </style:style>
    <style:style style:name="P13" style:family="paragraph" style:parent-style-name="Standard" style:list-style-name="L3">
      <style:text-properties officeooo:paragraph-rsid="00275767"/>
    </style:style>
    <style:style style:name="P14" style:family="paragraph" style:parent-style-name="Standard" style:list-style-name="L4">
      <style:text-properties officeooo:paragraph-rsid="0028faf8"/>
    </style:style>
    <style:style style:name="P15" style:family="paragraph" style:parent-style-name="Standard" style:list-style-name="L4">
      <style:text-properties officeooo:paragraph-rsid="002a6a7a"/>
    </style:style>
    <style:style style:name="P16" style:family="paragraph" style:parent-style-name="Standard" style:list-style-name="L4">
      <style:text-properties officeooo:paragraph-rsid="002b9a7f"/>
    </style:style>
    <style:style style:name="P17" style:family="paragraph" style:parent-style-name="Standard" style:list-style-name="L4">
      <style:text-properties officeooo:paragraph-rsid="002cd0e2"/>
    </style:style>
    <style:style style:name="P18" style:family="paragraph" style:parent-style-name="Standard">
      <style:text-properties officeooo:paragraph-rsid="002b9a7f"/>
    </style:style>
    <style:style style:name="P19" style:family="paragraph" style:parent-style-name="Standard">
      <style:text-properties officeooo:paragraph-rsid="0028faf8"/>
    </style:style>
    <style:style style:name="P20" style:family="paragraph" style:parent-style-name="Standard">
      <style:paragraph-properties fo:text-align="center" style:justify-single-word="false"/>
      <style:text-properties officeooo:paragraph-rsid="00334cdd"/>
    </style:style>
    <style:style style:name="T1" style:family="text">
      <style:text-properties officeooo:rsid="00182136"/>
    </style:style>
    <style:style style:name="T2" style:family="text">
      <style:text-properties officeooo:rsid="0019c525"/>
    </style:style>
    <style:style style:name="T3" style:family="text">
      <style:text-properties officeooo:rsid="001c7016"/>
    </style:style>
    <style:style style:name="T4" style:family="text">
      <style:text-properties officeooo:rsid="001d3b47"/>
    </style:style>
    <style:style style:name="T5" style:family="text">
      <style:text-properties officeooo:rsid="001ef507"/>
    </style:style>
    <style:style style:name="T6" style:family="text">
      <style:text-properties officeooo:rsid="001ff872"/>
    </style:style>
    <style:style style:name="T7" style:family="text">
      <style:text-properties officeooo:rsid="00203cce"/>
    </style:style>
    <style:style style:name="T8" style:family="text">
      <style:text-properties officeooo:rsid="0022d263"/>
    </style:style>
    <style:style style:name="T9" style:family="text">
      <style:text-properties officeooo:rsid="0023c80e"/>
    </style:style>
    <style:style style:name="T10" style:family="text">
      <style:text-properties officeooo:rsid="00275767"/>
    </style:style>
    <style:style style:name="T11" style:family="text">
      <style:text-properties style:font-name="Jomolhari" style:text-underline-style="solid" style:text-underline-width="auto" style:text-underline-color="font-color" officeooo:rsid="00275767"/>
    </style:style>
    <style:style style:name="T12" style:family="text">
      <style:text-properties style:font-name="Jomolhari" style:text-underline-style="solid" style:text-underline-width="auto" style:text-underline-color="font-color" officeooo:rsid="002a6a7a"/>
    </style:style>
    <style:style style:name="T13" style:family="text">
      <style:text-properties style:font-name="Jomolhari" officeooo:rsid="00275767"/>
    </style:style>
    <style:style style:name="T14" style:family="text">
      <style:text-properties style:font-name="Jomolhari" officeooo:rsid="0028faf8"/>
    </style:style>
    <style:style style:name="T15" style:family="text">
      <style:text-properties style:font-name="Jomolhari" officeooo:rsid="002a6a7a"/>
    </style:style>
    <style:style style:name="T16" style:family="text">
      <style:text-properties style:font-name="Jomolhari" officeooo:rsid="002b9a7f"/>
    </style:style>
    <style:style style:name="T17" style:family="text">
      <style:text-properties style:font-name="Jomolhari" officeooo:rsid="002cd0e2"/>
    </style:style>
    <style:style style:name="T18" style:family="text">
      <style:text-properties style:font-name="Jomolhari" style:text-underline-style="none" officeooo:rsid="00275767"/>
    </style:style>
    <style:style style:name="T19" style:family="text">
      <style:text-properties style:font-name="Jomolhari" style:text-underline-style="none" officeooo:rsid="002d5c8e"/>
    </style:style>
    <style:style style:name="T20" style:family="text">
      <style:text-properties style:font-name="Jomolhari" style:text-underline-style="none" officeooo:rsid="002a6a7a"/>
    </style:style>
    <style:style style:name="T21" style:family="text">
      <style:text-properties style:font-name="Jomolhari" style:text-underline-style="none" officeooo:rsid="00305dbc"/>
    </style:style>
    <style:style style:name="T22" style:family="text">
      <style:text-properties style:font-name="Jomolhari" style:text-underline-style="none" officeooo:rsid="003321b1"/>
    </style:style>
    <style:style style:name="T23" style:family="text">
      <style:text-properties style:font-name="Jomolhari" officeooo:rsid="002eb8c5"/>
    </style:style>
    <style:style style:name="T24" style:family="text">
      <style:text-properties style:font-name="Jomolhari" officeooo:rsid="00305dbc"/>
    </style:style>
    <style:style style:name="T25" style:family="text">
      <style:text-properties style:font-name="Jomolhari" officeooo:rsid="0030ad86"/>
    </style:style>
    <style:style style:name="T26" style:family="text">
      <style:text-properties style:font-name="Jomolhari" officeooo:rsid="003245b6"/>
    </style:style>
    <style:style style:name="T27" style:family="text">
      <style:text-properties style:font-name="Jomolhari" officeooo:rsid="003321b1"/>
    </style:style>
    <style:style style:name="T28" style:family="text">
      <style:text-properties style:font-name="Jomolhari" officeooo:rsid="00334cdd"/>
    </style:style>
    <style:style style:name="T29" style:family="text">
      <style:text-properties officeooo:rsid="002cd682"/>
    </style:style>
    <style:style style:name="T30" style:family="text">
      <style:text-properties officeooo:rsid="00334cd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0">SYNTAX</text:span></text:p>
      <text:p text:style-name="P4"/>
      <text:p text:style-name="P4">t ::= </text:p>
      <text:p text:style-name="P6"><text:span text:style-name="T1"><text:tab/></text:span><text:span text:style-name="T5">t</text:span><text:span text:style-name="T1">rue</text:span></text:p>
      <text:p text:style-name="P6"><text:span text:style-name="T1"><text:tab/>| </text:span><text:span text:style-name="T5">f</text:span><text:span text:style-name="T1">alse</text:span></text:p>
      <text:p text:style-name="P6"><text:span text:style-name="T1"><text:tab/>| </text:span><text:span text:style-name="T5">z</text:span><text:span text:style-name="T1">ero</text:span></text:p>
      <text:p text:style-name="P6"><text:span text:style-name="T1"><text:tab/>| </text:span><text:span text:style-name="T5">s</text:span><text:span text:style-name="T1">ucc t</text:span></text:p>
      <text:p text:style-name="P6"><text:span text:style-name="T1"><text:tab/>| </text:span><text:span text:style-name="T5">p</text:span><text:span text:style-name="T1">red t</text:span></text:p>
      <text:p text:style-name="P6"><text:span text:style-name="T1"><text:tab/></text:span><text:span text:style-name="T2">| </text:span><text:span text:style-name="T5">i</text:span><text:span text:style-name="T3">s</text:span><text:span text:style-name="T5">z</text:span><text:span text:style-name="T3">ero t</text:span></text:p>
      <text:p text:style-name="P6"><text:span text:style-name="T3"><text:tab/></text:span><text:span text:style-name="T4">| </text:span><text:span text:style-name="T5">n</text:span><text:span text:style-name="T4">ot t</text:span></text:p>
      <text:p text:style-name="P6"><text:span text:style-name="T4"><text:tab/></text:span><text:span text:style-name="T5">| </text:span><text:span text:style-name="T6">and t t</text:span></text:p>
      <text:p text:style-name="P6"><text:span text:style-name="T6"><text:tab/>| </text:span><text:span text:style-name="T7">or t t </text:span></text:p>
      <text:p text:style-name="P7"/>
      <text:p text:style-name="P10"><text:span text:style-name="T30">SEMANTICS</text:span></text:p>
      <text:p text:style-name="P9"><text:span text:style-name="T8">Evaluation </text:span><text:span text:style-name="T9">(for </text:span><text:span text:style-name="T29">not, and &amp; or abstractions</text:span><text:span text:style-name="T9">)</text:span><text:span text:style-name="T8">:</text:span></text:p>
      <text:p text:style-name="P7"/>
      <text:p text:style-name="P8"><text:span text:style-name="T30">NOT</text:span></text:p>
      <text:p text:style-name="P8"><text:span text:style-name="T30"/></text:p>
      <text:list xml:id="list1865353439" text:style-name="L1">
        <text:list-item>
          <text:p text:style-name="P12"><text:span text:style-name="T11"><text:s text:c="4"/>t -&gt; true <text:s text:c="3"/></text:span><text:span text:style-name="T18"><text:tab/><text:tab/><text:tab/><text:tab/></text:span><text:span text:style-name="T19">E-NOTTRUE</text:span></text:p>
        </text:list-item>
      </text:list>
      <text:p text:style-name="P5"><text:span text:style-name="T10"><text:tab/>not t -&gt; false</text:span></text:p>
      <text:list xml:id="list1608750355" text:style-name="L3">
        <text:list-item>
          <text:p text:style-name="P13"><text:span text:style-name="T11"><text:s text:c="2"/>t-&gt; false <text:s text:c="3"/></text:span><text:span text:style-name="T18"><text:tab/><text:tab/><text:tab/><text:tab/><text:tab/></text:span><text:span text:style-name="T19">E-NOTFALSE</text:span></text:p>
        </text:list-item>
      </text:list>
      <text:p text:style-name="P5"><text:span text:style-name="T10"><text:tab/>not t -&gt; true</text:span></text:p>
      <text:list xml:id="list214872216" text:style-name="L4">
        <text:list-item>
          <text:p text:style-name="P14"><text:span text:style-name="T11"><text:s text:c="6"/>t -&gt; t' <text:s text:c="5"/></text:span><text:span text:style-name="T18"><text:tab/><text:tab/><text:tab/><text:tab/></text:span><text:span text:style-name="T19">E-NOT</text:span><text:span text:style-name="T13"><text:line-break/>not t -&gt; not t</text:span><text:span text:style-name="T14">'</text:span></text:p>
        </text:list-item>
      </text:list>
      <text:p text:style-name="P19"><text:span text:style-name="T14"/></text:p>
      <text:p text:style-name="P20"><text:span text:style-name="T28">AND</text:span></text:p>
      <text:list xml:id="list1697971709" text:continue-numbering="true" text:style-name="L4">
        <text:list-header>
          <text:p text:style-name="P15"><text:span text:style-name="T15"/></text:p>
        </text:list-header>
        <text:list-item>
          <text:p text:style-name="P15"><text:span text:style-name="T15">and true false -&gt; false<text:tab/><text:tab/><text:tab/></text:span><text:span text:style-name="T27">E-</text:span><text:span text:style-name="T23">ANDTRUEFALSE</text:span></text:p>
        </text:list-item>
        <text:list-item>
          <text:p text:style-name="P15"><text:span text:style-name="T15">and false true -&gt; false<text:tab/><text:tab/><text:tab/></text:span><text:span text:style-name="T27">E-</text:span><text:span text:style-name="T23">ANDFALSE</text:span></text:p>
        </text:list-item>
        <text:list-item>
          <text:p text:style-name="P15"><text:span text:style-name="T15">and false false -&gt; false<text:tab/><text:tab/><text:tab/></text:span><text:span text:style-name="T27">E-</text:span><text:span text:style-name="T23">ANDFALSETRUE</text:span></text:p>
        </text:list-item>
        <text:list-item>
          <text:p text:style-name="P15"><text:span text:style-name="T15">and true true -&gt; true<text:tab/><text:tab/><text:tab/></text:span><text:span text:style-name="T27">E-</text:span><text:span text:style-name="T23">ANDTRUE</text:span></text:p>
        </text:list-item>
        <text:list-item>
          <text:p text:style-name="P15"><text:span text:style-name="T12"><text:s text:c="9"/>t1 -&gt; t1' <text:s text:c="10"/></text:span><text:span text:style-name="T20"><text:tab/><text:tab/><text:tab/></text:span><text:span text:style-name="T22">E-</text:span><text:span text:style-name="T21">AND1</text:span><text:span text:style-name="T15"><text:line-break/>and t1 t2 -&gt; and t1' t2</text:span></text:p>
        </text:list-item>
        <text:list-item>
          <text:p text:style-name="P1"><text:span text:style-name="T15"><text:s text:c="10"/>t2 -&gt; t2' <text:s text:c="8"/></text:span><text:span text:style-name="T20"><text:tab/><text:tab/><text:tab/></text:span><text:span text:style-name="T22">E-</text:span><text:span text:style-name="T21">AND2</text:span></text:p>
          <text:p text:style-name="P15"><text:span text:style-name="T15">and v t2 -&gt; and v t2'</text:span></text:p>
        </text:list-item>
      </text:list>
      <text:p text:style-name="P18"><text:soft-page-break/><text:span text:style-name="T16"/></text:p>
      <text:p text:style-name="P18"><text:span text:style-name="T16"/></text:p>
      <text:p text:style-name="P20"><text:span text:style-name="T28">OR</text:span></text:p>
      <text:p text:style-name="P18"><text:span text:style-name="T16"/></text:p>
      <text:list xml:id="list444565253" text:continue-numbering="true" text:style-name="L4">
        <text:list-item>
          <text:p text:style-name="P16"><text:span text:style-name="T16">or </text:span><text:span text:style-name="T15">true false -&gt; </text:span><text:span text:style-name="T16">true<text:tab/><text:tab/><text:tab/><text:tab/></text:span><text:span text:style-name="T27">E-</text:span><text:span text:style-name="T24">ORTRUEFALSE</text:span></text:p>
        </text:list-item>
        <text:list-item>
          <text:p text:style-name="P16"><text:span text:style-name="T16">or</text:span><text:span text:style-name="T15"> false true -&gt; </text:span><text:span text:style-name="T16">true<text:tab/><text:tab/><text:tab/><text:tab/></text:span><text:span text:style-name="T27">E-</text:span><text:span text:style-name="T24">ORFALSETRUE</text:span></text:p>
        </text:list-item>
        <text:list-item>
          <text:p text:style-name="P16"><text:span text:style-name="T16">or</text:span><text:span text:style-name="T15"> false false -&gt; false<text:tab/><text:tab/><text:tab/></text:span><text:span text:style-name="T27">E-</text:span><text:span text:style-name="T25">ORFALSE</text:span></text:p>
        </text:list-item>
        <text:list-item>
          <text:p text:style-name="P16"><text:span text:style-name="T16">or</text:span><text:span text:style-name="T15"> true true -&gt; true<text:tab/><text:tab/><text:tab/><text:tab/></text:span><text:span text:style-name="T27">E-</text:span><text:span text:style-name="T26">ORTRUE</text:span><text:span text:style-name="T15"><text:line-break/></text:span></text:p>
        </text:list-item>
        <text:list-item>
          <text:p text:style-name="P17"><text:span text:style-name="T12"><text:s text:c="9"/>t1 -&gt; t1' <text:s text:c="10"/></text:span><text:span text:style-name="T20"><text:tab/><text:tab/><text:tab/></text:span><text:span text:style-name="T22">E-OR1</text:span><text:span text:style-name="T15"><text:line-break/></text:span><text:span text:style-name="T17">or</text:span><text:span text:style-name="T15"> t1 t2 -&gt; </text:span><text:span text:style-name="T17">or</text:span><text:span text:style-name="T15"> t1' t2</text:span></text:p>
        </text:list-item>
        <text:list-item>
          <text:p text:style-name="P2"><text:span text:style-name="T15"><text:s text:c="10"/>t2 -&gt; t2' <text:s text:c="9"/></text:span><text:span text:style-name="T20"><text:tab/><text:tab/><text:tab/></text:span><text:span text:style-name="T22">E-OR2</text:span></text:p>
          <text:p text:style-name="P17"><text:span text:style-name="T17">or</text:span><text:span text:style-name="T15"> v t2 -&gt; </text:span><text:span text:style-name="T17">or</text:span><text:span text:style-name="T15"> v t2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21:14:49</meta:creation-date>
    <dc:date>2013-09-24T21:56:05</dc:date>
    <meta:editing-duration>PT51M4S</meta:editing-duration>
    <meta:editing-cycles>25</meta:editing-cycles>
    <meta:generator>LibreOffice/3.6$Linux_X86_64 LibreOffice_project/360m1$Build-2</meta:generator>
    <meta:document-statistic meta:table-count="0" meta:image-count="0" meta:object-count="0" meta:page-count="2" meta:paragraph-count="35" meta:word-count="172" meta:character-count="828" meta:non-whitespace-character-count="552"/>
  </office:meta>
</office:document-meta>
</file>